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ef477" officeooo:paragraph-rsid="000ef477"/>
    </style:style>
    <style:style style:name="P2" style:family="paragraph" style:parent-style-name="Standard">
      <style:text-properties officeooo:rsid="0016932c" officeooo:paragraph-rsid="000ef477"/>
    </style:style>
    <style:style style:name="P3" style:family="paragraph" style:parent-style-name="Standard">
      <style:text-properties officeooo:rsid="000f1230" officeooo:paragraph-rsid="000f123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éame:</text:p>
      <text:p text:style-name="P1"/>
      <text:p text:style-name="P2">Aclaración:</text:p>
      <text:p text:style-name="P2"><text:tab/>Para cada uno de los tres problemas se implementó un programa tester generator que</text:p>
      <text:p text:style-name="P2">se encarga de generar de forma aleatoria una inmensa cantidad de ficheros con casos de</text:p>
      <text:p text:style-name="P2">prueba y un tester con el cual se implementan estos casos con dos o más métodos dis-</text:p>
      <text:p text:style-name="P2">tintos. De esta forma es posible comprobar con una altı́sima seguridad la correctitud de</text:p>
      <text:p text:style-name="P2">un algoritmo a partir de la comparación de sus resultados con los resultados de otro al-</text:p>
      <text:p text:style-name="P2">goritmo enfocado en la f uerza bruta con una complejidad temporal muy superior, pero</text:p>
      <text:p text:style-name="P2">cuya correctitud es más evidente. Además, de esta forma es fácil comprobar los casos</text:p>
      <text:p text:style-name="P2">especı́ficos en los que determinado algoritmo falla, ayudando ası́ la búsqueda y arreglo de</text:p>
      <text:p text:style-name="P2">errores. Estas demostraciones no producen las demostraciones formales necesarias para</text:p>
      <text:p text:style-name="P2">la correcta resolución de los ejercicios, pero son muy útiles para dirigir correctamente los</text:p>
      <text:p text:style-name="P2">esfuerzos, ya sea para demostrar uno en el que se tenga una fuerte convicción de correc-</text:p>
      <text:p text:style-name="P2">titud, o para comprobar los motivos por el que otro es incorrecto.</text:p>
      <text:p text:style-name="P1"/>
      <text:p text:style-name="P3">A continuación se realizan demostraciones de algoritmos auxiliares utilizados en más de un problema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4T18:43:23.068719017</meta:creation-date>
    <dc:date>2020-10-25T03:48:22.229914508</dc:date>
    <meta:editing-duration>PT8H54M49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186" meta:character-count="1133" meta:non-whitespace-character-count="961"/>
  </office:meta>
</office:document-meta>
</file>